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</text:span><text:span text:style-name="T2">measurement/control instruments. Primarily used for </text:span><text:span text:style-name="T2">astronomical work.</text:span></text:p>
              </text:list-item>
              <text:list-item>
                <text:p><text:span text:style-name="T2">The protocol reports the properties of the </text:span><text:span text:style-name="T2">instrument. If the client is adaptable, it can </text:span><text:span text:style-name="T2">potentially control any instrument if a driver is </text:span><text:span text:style-name="T2">available.</text:span></text:p>
              </text:list-item>
              <text:list-item>
                <text:p><text:span text:style-name="T2">Similar to a word processor being able to print to any </text:span><text:span text:style-name="T2">printer if a driver is available.</text:span></text:p>
              </text:list-item>
              <text:list-item>
                <text:p><text:span text:style-name="T2">My project Indiredis - to take the instrument data </text:span><text:span text:style-name="T2">and 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11.439cm" svg:y="7.593cm">
          <draw:text-box>
            <text:p>Indiserver (Available for Linux)</text:p>
          </draw:text-box>
        </draw:frame>
        <draw:custom-shape draw:style-name="gr15" draw:text-style-name="P3" draw:layer="layout" svg:width="2.6cm" svg:height="2.8cm" svg:x="18.039cm" svg:y="9.666cm">
          <text:p text:style-name="P3">Redis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9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7.725cm">
          <draw:text-box>
            <text:p>Web app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6.866cm">
          <draw:text-box>
            <text:p>Driver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0.266cm">
          <draw:text-box>
            <text:p>Driver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3.266cm">
          <draw:text-box>
            <text:p>Driver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7" draw:layer="layout" svg:width="4.8cm" svg:height="2.384cm" svg:x="14.039cm" svg:y="4.882cm">
          <draw:text-box>
            <text:p>IANA assigned port 7624</text:p>
          </draw:text-box>
        </draw:frame>
        <draw:custom-shape draw:style-name="gr17" draw:text-style-name="P9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7.725cm">
          <draw:text-box>
            <text:p>Web </text:p>
          </draw:text-box>
        </draw:frame>
        <draw:frame draw:style-name="gr8" draw:text-style-name="P7" draw:layer="layout" svg:width="3.099cm" svg:height="0.962cm" svg:x="21.94cm" svg:y="10.433cm">
          <draw:text-box>
            <text:p>Web app</text:p>
          </draw:text-box>
        </draw:frame>
        <draw:custom-shape draw:style-name="gr17" draw:text-style-name="P9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3.466cm">
          <draw:text-box>
            <text:p>Web app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7" draw:layer="layout" svg:width="8.308cm" svg:height="3.906cm" svg:x="17.692cm" svg:y="1.4cm">
          <draw:text-box>
            <text:p>Web apps are event driven and multi-process and do not store state, so require a database</text:p>
          </draw:text-box>
        </draw:frame>
        <draw:custom-shape draw:style-name="gr19" draw:text-style-name="P9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7" draw:layer="layout" svg:width="7.208cm" svg:height="1.673cm" svg:x="12.039cm" svg:y="16.393cm">
          <draw:text-box>
            <text:p>Python function</text:p>
            <text:p>Indiredis.inditoredis()</text:p>
          </draw:text-box>
        </draw:frame>
        <draw:frame draw:style-name="gr22" draw:text-style-name="P7" draw:layer="layout" svg:width="5.6cm" svg:height="2cm" svg:x="21.039cm" svg:y="4.866cm">
          <draw:text-box>
            <text:p>Python module</text:p>
            <text:p>indiredis.indiwsgi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7" draw:layer="layout" svg:width="6cm" svg:height="2.384cm" svg:x="20.639cm" svg:y="15.466cm">
          <draw:text-box>
            <text:p>Or any GUI app written to read and write to Redis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8.852cm)">
          <draw:text-box>
            <text:p>WEB SERVER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0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0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0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1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– but not yet limited for min, max, step</text:p>
            <text:p><text:s text:c="22"/>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3" draw:layer="layout" svg:width="5cm" svg:height="7.361cm" svg:x="3cm" svg:y="4.2cm">
          <draw:text-box>
            <text:p text:style-name="P12">NumberVector</text:p>
            <text:p text:style-name="P12"/>
            <text:p text:style-name="P12">TextVector</text:p>
            <text:p text:style-name="P12"/>
            <text:p text:style-name="P12">SwitchVector</text:p>
            <text:p text:style-name="P12"/>
            <text:p text:style-name="P12">LightVector</text:p>
            <text:p text:style-name="P12"/>
            <text:p text:style-name="P12">BlobVector</text:p>
            <text:p/>
          </draw:text-box>
        </draw:frame>
        <draw:frame draw:style-name="gr30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1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1" draw:text-style-name="P14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2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8">Keys</text:span></text:p>
              </table:table-cell>
              <table:table-cell>
                <text:p text:style-name="P15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4">devices</text:span></text:p>
              </table:table-cell>
              <table:table-cell>
                <text:p text:style-name="P16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properties:&lt;devicename&gt;</text:span></text:p>
              </table:table-cell>
              <table:table-cell>
                <text:p text:style-name="P16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attributes:&lt;propertyname&gt;:&lt;devicename&gt;</text:span></text:p>
              </table:table-cell>
              <table:table-cell>
                <text:p text:style-name="P16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essages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devicemessages:&lt;devicename&gt;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s:&lt;propertyname&gt;:&lt;devicename&gt;</text:span></text:p>
              </table:table-cell>
              <table:table-cell>
                <text:p text:style-name="P16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attributes:&lt;elementname&gt;:</text:span></text:p>
                <text:p text:style-name="P16"><text:span text:style-name="T4"><text:s text:c="16"/></text:span><text:span text:style-name="T4">&lt;propertyname&gt;:&lt;devicename&gt;</text:span></text:p>
              </table:table-cell>
              <table:table-cell>
                <text:p text:style-name="P16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4">logdata:devices</text:span></text:p>
              </table:table-cell>
              <table:table-cell>
                <text:p text:style-name="P16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properties:&lt;devicename&gt;</text:span></text:p>
              </table:table-cell>
              <table:table-cell>
                <text:p text:style-name="P16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attributes:&lt;propertyname&gt;:</text:span></text:p>
                <text:p text:style-name="P16"><text:span text:style-name="T4"><text:s text:c="42"/></text:span><text:span text:style-name="T4">&lt;devicename&gt;</text:span></text:p>
              </table:table-cell>
              <table:table-cell>
                <text:p text:style-name="P16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9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9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9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9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9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</text:span><text:span text:style-name="T10">attached instruments, but ‘learns’ and displays properties </text:span><text:span text:style-name="T10">from the data stored in redis.</text:span></text:p>
              </text:list-item>
              <text:list-item>
                <text:p><text:span text:style-name="T10">Precursor to ‘better looking’ web applications that have </text:span><text:span text:style-name="T10">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https://indiredis.readthedocs.io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32M23S</meta:editing-duration>
    <meta:editing-cycles>31</meta:editing-cycles>
    <meta:generator>LibreOffice/6.0.7.3$Linux_X86_64 LibreOffice_project/00m0$Build-3</meta:generator>
    <dc:title>Impress</dc:title>
    <dc:date>2020-09-20T11:04:39.956818146</dc:date>
    <meta:print-date>2020-09-06T11:22:11.946589933</meta:print-date>
    <meta:document-statistic meta:object-count="200"/>
  </office:meta>
</office:document-meta>
</file>